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80373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10d0c" draw:textarea-horizontal-align="justify" draw:textarea-vertical-align="middle" draw:auto-grow-height="false" fo:min-height="0.298cm" fo:min-width="0.0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b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-color="#780373"/>
      <style:paragraph-properties fo:text-align="center"/>
    </style:style>
    <style:style style:name="P2" style:family="paragraph">
      <loext:graphic-properties draw:fill-color="#f10d0c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3cm" svg:x="0.25cm" svg:y="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cm" svg:height="3cm" svg:x="3.45cm" svg:y="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cm" svg:height="3cm" svg:x="6.75cm" svg:y="6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cm" svg:height="0.6cm" svg:x="4.65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cm" svg:height="0.2cm" svg:x="4.9cm" svg:y="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cm" svg:height="0.2cm" svg:x="8.2cm" svg:y="4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05cm" svg:height="0.05cm" svg:x="1.4cm" svg:y="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05cm" svg:height="0.05cm" svg:x="8.3cm" svg:y="1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cm" svg:height="0.6cm" svg:x="1.25cm" svg:y="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6T14:01:24.088805628</meta:creation-date>
    <dc:date>2020-11-06T17:01:56.116998382</dc:date>
    <meta:editing-duration>PT4M23S</meta:editing-duration>
    <meta:editing-cycles>3</meta:editing-cycles>
    <meta:generator>LibreOffice/7.0.3.1$Linux_X86_64 LibreOffice_project/00$Build-1</meta:generator>
    <meta:document-statistic meta:object-count="10"/>
  </office:meta>
</office:document-meta>
</file>